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ard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nl" fo:country="NL" fo:font-weight="bold" style:font-size-asian="14pt" style:font-weight-asian="bold" style:font-size-complex="14pt"/>
    </style:style>
    <style:style style:name="P2" style:family="paragraph" style:parent-style-name="Standard">
      <style:text-properties fo:language="nl" fo:country="NL"/>
    </style:style>
    <style:style style:name="P3" style:family="paragraph" style:parent-style-name="Standard">
      <style:text-properties fo:language="nl" fo:country="NL" fo:font-weight="bold" style:font-weight-asian="bold"/>
    </style:style>
    <style:style style:name="P4" style:family="paragraph" style:parent-style-name="Standard">
      <style:text-properties fo:color="#6666ff" fo:language="nl" fo:country="NL"/>
    </style:style>
    <style:style style:name="P5" style:family="paragraph" style:parent-style-name="Standard">
      <style:text-properties fo:color="#ff0000" fo:language="nl" fo:country="NL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List_20_Paragraph" style:list-style-name="WWNum1">
      <style:text-properties fo:language="nl" fo:country="NL"/>
    </style:style>
    <style:style style:name="T1" style:family="text">
      <style:text-properties fo:font-size="14pt" fo:language="nl" fo:country="NL" fo:font-weight="bold" style:font-size-asian="14pt" style:font-weight-asian="bold" style:font-size-complex="14pt"/>
    </style:style>
    <style:style style:name="T2" style:family="text">
      <style:text-properties fo:language="nl" fo:country="NL"/>
    </style:style>
    <style:style style:name="T3" style:family="text">
      <style:text-properties fo:language="nl" fo:country="NL" fo:font-weight="bold" style:font-weight-asian="bold"/>
    </style:style>
    <style:style style:name="T4" style:family="text">
      <style:text-properties fo:color="#6666ff"/>
    </style:style>
    <style:style style:name="T5" style:family="text">
      <style:text-properties fo:color="#ff3333"/>
    </style:style>
    <style:style style:name="T6" style:family="text">
      <style:text-properties fo:color="#3333ff"/>
    </style:style>
    <style:style style:name="T7" style:family="text">
      <style:text-properties fo:color="#3333ff" fo:language="nl" fo:country="NL"/>
    </style:style>
    <style:style style:name="T8" style:family="text">
      <style:text-properties fo:color="#ff9900"/>
    </style:style>
    <style:style style:name="T9" style:family="text">
      <style:text-properties fo:color="#ff0000"/>
    </style:style>
    <style:style style:name="T10" style:family="text">
      <style:text-properties fo:color="#0000ff"/>
    </style:style>
    <style:style style:name="T11" style:family="text">
      <style:text-properties fo:color="#0000ff" fo:language="nl" fo:country="NL"/>
    </style:style>
    <style:style style:name="T12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Ontbrekende </text:span><text:bookmark text:name="_GoBack"/><text:span text:style-name="T1">screenshots</text:span></text:p>
      <text:p text:style-name="P1"/>
      <text:p text:style-name="P3">Installatie en Verwijderen</text:p>
      <text:p text:style-name="Standard"><text:span text:style-name="T2"><text:tab/></text:span><text:span text:style-name="T3">Windows</text:span></text:p>
      <text:p text:style-name="P2"><text:tab/><text:tab/>Installatie van de eID software (eID Quick Install)</text:p>
      <text:list xml:id="list5661005449601740752" text:style-name="WWNum1">
        <text:list-item>
          <text:p text:style-name="P7">DE ontbreekt volledig → <text:span text:style-name="T4">aanwezig op faq-sshots\FAQ DE\Installatie en verwijderen\Windows</text:span></text:p>
        </text:list-item>
        <text:list-item>
          <text:p text:style-name="P7">FR ontbreekt volledig → <text:span text:style-name="T4">aanwezig op faq-sshots\FAQ_FR\Installatie en verwijderen\Windows</text:span></text:p>
        </text:list-item>
      </text:list>
      <text:p text:style-name="P2"/>
      <text:p text:style-name="P2"><text:tab/><text:tab/>Ik werk met Chrome</text:p>
      <text:p text:style-name="P2"><text:tab/><text:tab/><text:tab/>Hoe verloopt de aanmeldingsprocedure?</text:p>
      <text:p text:style-name="P4">→ de test_geslaagd screenshot is dezelfde voor alle talen (website is maar in 1 taal)</text:p>
      <text:list xml:id="list30532218" text:continue-numbering="true" text:style-name="WWNum1">
        <text:list-item>
          <text:p text:style-name="P7">DE: 4. test_geslaagd</text:p>
        </text:list-item>
        <text:list-item>
          <text:p text:style-name="P7">EN: 4. test_geslaagd</text:p>
        </text:list-item>
        <text:list-item>
          <text:p text:style-name="P7"><text:span text:style-name="T12">FR:</text:span><text:span text:style-name="T5"> </text:span>4. test_geslaagd → <text:span text:style-name="T4">faq-sshots\FAQ_FR\Aanmelden\Windows\Google Chrometest_réussi FR_NL.PNG</text:span></text:p>
        </text:list-item>
      </text:list>
      <text:p text:style-name="P2"/>
      <text:p text:style-name="P2"><text:tab/><text:tab/>Ik werk met Microsoft Edge</text:p>
      <text:p text:style-name="P4">→ de test_geslaagd screenshot is dezelfde voor alle talen (website is maar in 1 taal)</text:p>
      <text:p text:style-name="P2"><text:tab/><text:tab/><text:tab/>Hoe verloopt de aanmeldingsprocedure?</text:p>
      <text:list xml:id="list30553573" text:continue-numbering="true" text:style-name="WWNum1">
        <text:list-item>
          <text:p text:style-name="P7">DE: 3. extern_pinpad; 4. test_geslaagd-&gt; <text:span text:style-name="T6">extern PIN aanwezig, maar met char issues op faq-sshots\FAQ DE\Aanmelden\Windows\Google Chrome\externen PIN-Pad.PNG</text:span></text:p>
        </text:list-item>
        <text:list-item>
          <text:p text:style-name="P7">EN: 4. test_geslaagd<text:span text:style-name="T4">→ de test_geslaagd screenshot is dezelfde voor alle talen (website is maar in 1 taal)</text:span></text:p>
        </text:list-item>
      </text:list>
      <text:p text:style-name="P2"/>
      <text:p text:style-name="P3"><text:tab/>Mac</text:p>
      <text:p text:style-name="P2"><text:tab/><text:tab/>Alle screenshots ontbreken</text:p>
      <text:p text:style-name="P2"/>
      <text:p text:style-name="Standard"><text:span text:style-name="T2"><text:tab/></text:span><text:span text:style-name="T3">Linux</text:span></text:p>
      <text:p text:style-name="P2"><text:tab/><text:tab/>Alle screenshots ontbreken</text:p>
      <text:p text:style-name="P2"/>
      <text:p text:style-name="P2"/>
      <text:p text:style-name="P3">eID Viewer</text:p>
      <text:p text:style-name="P3"><text:tab/>Windows</text:p>
      <text:p text:style-name="P2"><text:tab/><text:tab/>Wordt de (USB-)kaartlezer herkend?</text:p>
      <text:p text:style-name="P2"><text:tab/><text:tab/><text:tab/>DE: 1. connect_icon <text:span text:style-name="T6">→ aanwezig op faq-sshots\FAQ DE\eIDViewer\Windows\connected\connect_iconDE.png</text:span></text:p>
      <text:p text:style-name="P2"/>
      <text:p text:style-name="P2"><text:tab/><text:tab/>Hoe controleer ik de status van de certificaten op mijn eID?</text:p>
      <text:p text:style-name="P2"><text:tab/><text:tab/><text:tab/>DE: 1. overview_comments → <text:span text:style-name="T6">aanwezig op faq-sshots\FAQ DE\eIDViewer\Windows\certificates\overview_comments_DE.png, </text:span><text:span text:style-name="T8">door vertalingsbureau na te kijken of tekst in het rood correct is</text:span></text:p>
      <text:p text:style-name="P2"><text:tab/><text:tab/></text:p>
      <text:p text:style-name="P2"><text:tab/><text:tab/>eID uitlezen met eID Viewer</text:p>
      <text:p text:style-name="P2"><text:tab/><text:tab/><text:tab/>DE: ontbreekt volledig →<text:span text:style-name="T6"> aanwezig op faq-sshots\FAQ DE\eIDViewer\Windows\uitlezen</text:span></text:p>
      <text:p text:style-name="P2"><text:tab/><text:tab/><text:tab/>EN: 1. Klaar om identiteitskaart te lezen → <text:span text:style-name="T6">toegevoegd op faq-sshots\FAQ_EN\eIDViewer\uitlezen\state_noeidpresent.png</text:span></text:p>
      <text:p text:style-name="P2"><text:soft-page-break/><text:tab/><text:tab/><text:tab/>FR: 1. Klaar om identiteitskaart te lezen → <text:span text:style-name="T6">toegevoegd op faq-sshots\FAQ_FR\eIDViewer\uitlezen\state_noeidpresent.png</text:span></text:p>
      <text:p text:style-name="P2"><text:tab/><text:tab/><text:tab/>NL: 1. Klaar om identiteitskaart te lezen → <text:span text:style-name="T6">toegevoegd op faq-sshots\FAQ_NL\eIDViewer\uitlezen\state_noeidpresent.png</text:span></text:p>
      <text:p text:style-name="P2"/>
      <text:p text:style-name="P2"><text:tab/>Mac</text:p>
      <text:p text:style-name="P2"><text:tab/><text:tab/>Alle screenshots ontbreken</text:p>
      <text:p text:style-name="P2"/>
      <text:p text:style-name="P3"/>
      <text:p text:style-name="P3">Specifieke problemen</text:p>
      <text:p text:style-name="P2"><text:tab/>Smartcard Service manueel starten</text:p>
      <text:p text:style-name="P2"><text:tab/><text:tab/>DE: 1. Services.msc →<text:span text:style-name="T6"> toegevoegd op faq-sshots\FAQ DE\specifiek\services\start_services.png</text:span></text:p>
      <text:p text:style-name="P2"><text:tab/><text:tab/>EN: 1. Services.msc→<text:span text:style-name="T6"> toegevoegd op faq-sshots\FAQ EN\specifiek\services\start_services.png</text:span></text:p>
      <text:p text:style-name="P2"><text:tab/><text:tab/>FR: 1. Services.msc→<text:span text:style-name="T6"> toegevoegd op faq-sshots\FAQ FR\specifiek\services\start_services.png</text:span></text:p>
      <text:p text:style-name="P2"><text:tab/><text:tab/>NL: 1. Services.msc→<text:span text:style-name="T6"> toegevoegd op faq-sshots\FAQ NL\specifiek\services\start_services.png</text:span></text:p>
      <text:p text:style-name="P2"/>
      <text:p text:style-name="P2"><text:tab/>Ik lees veel kaarten uit. Hoe verhinder ik dat namen in de certificatenlijst verschijnen?</text:p>
      <text:p text:style-name="P2"><text:tab/><text:tab/>DE: ontbreekt volledig → <text:span text:style-name="T6">aanwezig op faq-sshots\FAQ DE\specifiek\teveel_certs</text:span></text:p>
      <text:p text:style-name="P2"><text:tab/><text:tab/>EN: ontbreekt volledig → <text:span text:style-name="T6">aanwezig op faq-sshots\FAQ EN\specifiek\teveel_certs</text:span></text:p>
      <text:p text:style-name="P2"><text:tab/><text:tab/>FR: ontbreekt volledig → <text:span text:style-name="T6">aanwezig op faq-sshots\FAQ FR\specifiek\teveel_certs</text:span></text:p>
      <text:p text:style-name="P2"/>
      <text:p text:style-name="P2"><text:tab/><text:span text:style-name="T12">certificate propagation service controleren</text:span></text:p>
      <text:p text:style-name="P5"><text:tab/><text:tab/>DE, EN: uitvoeren ontbreekt</text:p>
      <text:p text:style-name="P2"/>
      <text:p text:style-name="P2"/>
      <text:p text:style-name="P3">Digitale handtekeningen</text:p>
      <text:p text:style-name="P3"><text:tab/>Windows</text:p>
      <text:p text:style-name="Standard"><text:span text:style-name="T3"><text:tab/></text:span><text:span text:style-name="T2"><text:tab/>Hoe een document ondertekenen met Acrobat Reader DC?</text:span></text:p>
      <text:p text:style-name="Standard"><text:span text:style-name="T3"><text:tab/><text:tab/><text:tab/></text:span><text:span text:style-name="T2">DE: ontbreekt volledig</text:span><text:span text:style-name="T11"> → aanwezig op faq-sshots\FAQ_DE\ondertekenen\Windows\Acrobat DC</text:span></text:p>
      <text:p text:style-name="P2"><text:tab/><text:tab/><text:tab/>EN: ontbreekt volledig<text:span text:style-name="T10"> → aanwezig op faq-sshots\FAQ_EN\ondertekenen\Windows\Acrobat DC</text:span></text:p>
      <text:p text:style-name="P2"><text:tab/><text:tab/><text:tab/>FR: ontbreekt volledig<text:span text:style-name="T10"> → aanwezig op faq-sshots\FAQ_FR\ondertekenen\Windows\Acrobat DC</text:span></text:p>
      <text:p text:style-name="P3"/>
      <text:p text:style-name="Standard"><text:span text:style-name="T3"><text:tab/><text:tab/></text:span><text:span text:style-name="T2">Hoe een document ondertekenen met LibreOffice?</text:span></text:p>
      <text:p text:style-name="P2"><text:tab/><text:tab/><text:tab/>Alles screenshots ontbreken</text:p>
      <text:p text:style-name="P2">→ <text:span text:style-name="T10">dit FAQ item is verwijderd</text:span></text:p>
      <text:p text:style-name="P2"><text:tab/><text:tab/></text:p>
      <text:p text:style-name="P2"><text:tab/><text:tab/>Acrobat Reader DC vertrouwt mijn certificaat niet</text:p>
      <text:p text:style-name="P2"><text:tab/><text:tab/><text:tab/>DE: ontbreekt volledig<text:span text:style-name="T10"> → aanwezig op faq-sshots\FAQ_DE\ondertekenen\Windows\Acrobat DC</text:span></text:p>
      <text:p text:style-name="P2"><text:tab/><text:tab/><text:tab/>EN: ontbreekt volledig<text:span text:style-name="T10"> → aanwezig op faq-sshots\FAQ_EN\ondertekenen\Windows\Acrobat DC</text:span></text:p>
      <text:p text:style-name="P2"><text:tab/><text:tab/><text:tab/>FR: ontbreekt volledig<text:span text:style-name="T10"> → aanwezig op faq-sshots\FAQ_FR\ondertekenen\Windows\Acrobat DC</text:span></text:p>
      <text:p text:style-name="P2"/>
      <text:p text:style-name="P2"><text:tab/><text:tab/>Hoe pkcs11 module configureren in Adobe Acrobat DC</text:p>
      <text:p text:style-name="P2"><text:soft-page-break/><text:tab/><text:tab/><text:tab/>DE: ontbreekt volledig<text:span text:style-name="T10"> → aanwezig op faq-sshots\FAQ_DE\ondertekenen\Windows\Acrobat DC</text:span></text:p>
      <text:p text:style-name="P2"><text:tab/><text:tab/><text:tab/>EN: ontbreekt volledig<text:span text:style-name="T10"> → aanwezig op faq-sshots\FAQ_EN\ondertekenen\Windows\Acrobat DC</text:span></text:p>
      <text:p text:style-name="P2"><text:tab/><text:tab/><text:tab/>FR: ontbreekt volledig<text:span text:style-name="T10"> → aanwezig op faq-sshots\FAQ_FR\ondertekenen\Windows\Acrobat DC</text:span></text:p>
      <text:p text:style-name="P2"/>
      <text:p text:style-name="P2"/>
      <text:p text:style-name="P2"><text:tab/><text:tab/>Problemen bij het ondertekenen in Acrobat Reader DC</text:p>
      <text:p text:style-name="P2"><text:tab/><text:tab/><text:tab/>Alle screenshots ontbreken</text:p>
      <text:p text:style-name="P2">→ <text:span text:style-name="T10">Dit FAQ item bevat geen screenshots (meer)</text:span></text:p>
      <text:p text:style-name="P2"><text:tab/></text:p>
      <text:p text:style-name="Standard"><text:span text:style-name="T2"><text:tab/></text:span><text:span text:style-name="T3">Mac</text:span></text:p>
      <text:p text:style-name="P2"><text:tab/><text:tab/>Hoe een document ondertekenen met Adobe Reader op Mac?</text:p>
      <text:p text:style-name="P2"><text:tab/><text:tab/><text:tab/>Alle screenshots ontbreken</text:p>
      <text:p text:style-name="P2"/>
      <text:p text:style-name="P3"><text:tab/>Linux</text:p>
      <text:p text:style-name="P2"><text:tab/><text:tab/>Alle screenshots ontbreken</text:p>
      <text:p text:style-name="P2"/>
      <text:p text:style-name="P2"/>
      <text:p text:style-name="P3">Geavanceerde problemen en vragen</text:p>
      <text:p text:style-name="P3"><text:tab/>Windows</text:p>
      <text:p text:style-name="Standard"><text:span text:style-name="T3"><text:tab/><text:tab/></text:span><text:span text:style-name="T2">Aanmelden met Internet Explorer</text:span></text:p>
      <text:p text:style-name="P2"><text:tab/><text:tab/><text:tab/>Zijn mijn eID certificaten gekend?</text:p>
      <text:p text:style-name="P2"><text:tab/><text:tab/><text:tab/><text:tab/>DE: ontbreekt volledig <text:span text:style-name="T10">→ aanwezig op faq-sshots\FAQ DE\geavanceerd\Windows\IE</text:span></text:p>
      <text:p text:style-name="P2"><text:tab/><text:tab/><text:tab/><text:tab/><text:span text:style-name="T12">EN: 1. internet_opties </text:span><text:span text:style-name="T10">→ aanwezig op faq-sshots\FAQ FR\geavanceerd\Windows\IE</text:span></text:p>
      <text:p text:style-name="P2"><text:tab/><text:tab/><text:tab/><text:tab/>FR: ontbreekt volledig <text:span text:style-name="T10">→ aanwezig op faq-sshots\FAQ FR\geavanceerd\Windows\IE</text:span></text:p>
      <text:p text:style-name="P2"/>
      <text:p text:style-name="Standard"><text:span text:style-name="T2"><text:tab/><text:tab/><text:tab/></text:span>Ik heb geen certificaten met mijn naam die uitgereikt zijn door "Citizen CA"</text:p>
      <text:p text:style-name="P2"><text:tab/><text:tab/><text:tab/><text:tab/>DE: ontbreekt volledig <text:span text:style-name="T6">→ aanwezig op faq-sshots\FAQ DE\geavanceerd\Windows\IE</text:span></text:p>
      <text:p text:style-name="P2"><text:tab/><text:tab/><text:tab/><text:tab/>FR: ontbreekt volledig <text:span text:style-name="T10">→ aanwezig op faq-sshots\FAQ FR\geavanceerd\Windows\IE</text:span></text:p>
      <text:p text:style-name="P2"/>
      <text:p text:style-name="P2"><text:tab/><text:tab/><text:tab/>Mijn naam staat er meerdere keren in de lijst met certificaten</text:p>
      <text:p text:style-name="P2"><text:tab/><text:tab/><text:tab/><text:tab/>DE: ontbreekt volledig <text:span text:style-name="T10">→ aanwezig op faq-sshots\FAQ DE\geavanceerd\Windows\IE</text:span></text:p>
      <text:p text:style-name="P2"><text:tab/><text:tab/><text:tab/><text:tab/><text:span text:style-name="T9">EN, DE: 2. certificatencheck_dubbel is enkel</text:span></text:p>
      <text:p text:style-name="P2"><text:tab/><text:tab/><text:tab/><text:tab/>FR: ontbreekt volledig <text:span text:style-name="T10">→ aanwezig op faq-sshots\FAQ FR\geavanceerd\Windows\IE</text:span></text:p>
      <text:p text:style-name="P2"/>
      <text:p text:style-name="P2"><text:tab/><text:tab/><text:tab/>Het certificatenpad is niet aanwezig</text:p>
      <text:p text:style-name="P2"><text:tab/><text:tab/><text:tab/><text:tab/>DE: ontbreekt volledig <text:span text:style-name="T10">→ aanwezig op faq-sshots\FAQ DE\geavanceerd\Windows\IE</text:span></text:p>
      <text:p text:style-name="P2"><text:tab/><text:tab/><text:tab/><text:tab/>FR: ontbreekt volledig <text:span text:style-name="T10">→ aanwezig op faq-sshots\FAQ FR\geavanceerd\Windows\IE</text:span></text:p>
      <text:p text:style-name="P2"/>
      <text:p text:style-name="Standard"><text:span text:style-name="T2"><text:tab/><text:tab/><text:tab/></text:span>Verwijder de "Tijdelijke Internetbestanden en websites" (cache)</text:p>
      <text:p text:style-name="P2"><text:soft-page-break/><text:tab/><text:tab/><text:tab/><text:tab/>DE: ontbreekt volledig <text:span text:style-name="T10">→ aanwezig op faq-sshots\FAQ DE\geavanceerd\Windows\IE</text:span></text:p>
      <text:p text:style-name="P2"><text:tab/><text:tab/><text:tab/><text:tab/>FR: ontbreekt volledig <text:span text:style-name="T10">→ aanwezig op faq-sshots\FAQ FR\geavanceerd\Windows\IE</text:span></text:p>
      <text:p text:style-name="P2"/>
      <text:p text:style-name="P2"><text:tab/><text:tab/>Aanmelden met Firefox</text:p>
      <text:p text:style-name="P2"><text:tab/><text:tab/><text:tab/>Zijn mijn eID certificaten aanwezig?</text:p>
      <text:p text:style-name="P2"><text:tab/><text:tab/><text:tab/><text:tab/>DE: ontbreekt volledig <text:span text:style-name="T6">→ aanwezig op faq-sshots\FAQ DE\geavanceerd\Windows\Firefox</text:span></text:p>
      <text:p text:style-name="P2"><text:tab/><text:tab/><text:tab/><text:tab/>FR: ontbreekt volledig <text:span text:style-name="T6">-&gt;aanwezig op faq-sshots\FAQ_FR\geavanceerd\Windows\Firefox</text:span></text:p>
      <text:p text:style-name="Standard"><text:span text:style-name="T2"><text:tab/><text:tab/><text:tab/></text:span>Verwijder de "Tijdelijke Internetbestanden en websites" (cache)</text:p>
      <text:p text:style-name="P2"><text:tab/><text:tab/><text:tab/><text:tab/>DE: 2. recente_geschiedenis; 3. geschiedenis_wissen<text:span text:style-name="T6">→ aanwezig op faq-sshots\FAQ DE\geavanceerd\Windows\Firefox</text:span></text:p>
      <text:p text:style-name="P2"><text:tab/><text:tab/><text:tab/><text:tab/>FR: ontbreekt volledig -<text:span text:style-name="T6">&gt;aanwezig op faq-sshots\FAQ_FR\geavanceerd\Windows\Firefox</text:span></text:p>
      <text:p text:style-name="P2"/>
      <text:p text:style-name="P2"><text:tab/><text:tab/>Aanmelden met Chrome</text:p>
      <text:p text:style-name="Standard"><text:span text:style-name="T2"><text:tab/><text:tab/><text:tab/></text:span>Ik kan geen certificaten selecteren. Mijn lijst is leeg</text:p>
      <text:p text:style-name="P2"><text:tab/><text:tab/><text:tab/><text:tab/>DE: ontbreekt volledig <text:span text:style-name="T6">→ aanwezig op faq-sshots\FAQ_DE\geavanceerd\Windows\Chrome</text:span></text:p>
      <text:p text:style-name="P2"><text:tab/><text:tab/><text:tab/><text:tab/>FR: ontbreekt volledig <text:span text:style-name="T6">→ aanwezig op faq-sshots\FAQ_FR\geavanceerd\Windows\Chrome</text:span></text:p>
      <text:p text:style-name="P2"/>
      <text:p text:style-name="Standard"><text:span text:style-name="T2"><text:tab/><text:tab/><text:tab/></text:span>Zijn mijn eID certificaten gekend?</text:p>
      <text:p text:style-name="P2"><text:tab/><text:tab/><text:tab/><text:tab/>DE: ontbreekt volledig <text:span text:style-name="T6">→ aanwezig op faq-sshots\FAQ_DE\geavanceerd\Windows\Chrome</text:span></text:p>
      <text:p text:style-name="P2"/>
      <text:p text:style-name="Standard"><text:span text:style-name="T2"><text:tab/><text:tab/><text:tab/></text:span>Het certificatenpad is niet aanwezig</text:p>
      <text:p text:style-name="Standard"><text:tab/><text:tab/><text:tab/><text:tab/><text:span text:style-name="T2">DE: ontbreekt volledig </text:span><text:span text:style-name="T7">→ aanwezig op faq-sshots\FAQ_DE\geavanceerd\Windows\Chrome</text:span></text:p>
      <text:p text:style-name="P2"/>
      <text:p text:style-name="P2"><text:tab/><text:tab/><text:tab/>Verwijder de "Gecachte afbeeldingen en bestanden"</text:p>
      <text:p text:style-name="P2"><text:tab/><text:tab/><text:tab/><text:tab/>DE: ontbreekt volledig <text:span text:style-name="T6">→ aanwezig op faq-sshots\FAQ_DE\geavanceerd\Windows\Chrome</text:span></text:p>
      <text:p text:style-name="P2"/>
      <text:p text:style-name="P2"/>
      <text:p text:style-name="P2"><text:tab/><text:tab/>eID Viewer</text:p>
      <text:p text:style-name="P2"><text:tab/><text:tab/><text:tab/>Wordt de kaartlezer herkend in "Apparaatbeheer"?</text:p>
      <text:p text:style-name="P2"><text:tab/><text:tab/><text:tab/><text:tab/>DE: ontbreekt volledig <text:span text:style-name="T6">→ aanwezig op faq-sshots\FAQ DE\geavanceerd\Windows\eid Viewer\kaartlezer</text:span></text:p>
      <text:p text:style-name="P2"/>
      <text:p text:style-name="P2"><text:tab/><text:tab/><text:tab/>De "Smartcard service"</text:p>
      <text:p text:style-name="P2"><text:tab/><text:tab/><text:tab/><text:tab/>DE: ontbreekt volledig <text:span text:style-name="T6">→ aanwezig op faq-sshots\FAQ DE\geavanceerd\Windows\eid Viewer\smartcardservice</text:span></text:p>
      <text:p text:style-name="P2"/>
      <text:p text:style-name="P2"/>
      <text:p text:style-name="Standard"><text:span text:style-name="T2"><text:tab/></text:span><text:span text:style-name="T3">Mac</text:span></text:p>
      <text:p text:style-name="Standard"><text:span text:style-name="T3"><text:tab/><text:tab/></text:span><text:span text:style-name="T2">Alle screenshots ontbreken</text:span></text:p>
      <text:p text:style-name="P2"/>
      <text:p text:style-name="P2"><text:tab/></text:p>
      <text:p text:style-name="P3"><text:tab/>Specifieke problemen &amp; vragen</text:p>
      <text:p text:style-name="Standard"><text:soft-page-break/><text:span text:style-name="T3"><text:tab/><text:tab/></text:span><text:span text:style-name="T2">Hoe kan ik logging in de middleware configureren op Windows?</text:span></text:p>
      <text:p text:style-name="P2"><text:tab/><text:tab/><text:tab/>DE: ontbreekt volledig <text:span text:style-name="T6">→ aanwezig op faq-sshots\FAQ_DE\specifiek\logging_windows</text:span></text:p>
      <text:p text:style-name="P2"><text:tab/><text:tab/><text:tab/>EN: ontbreekt volledig <text:span text:style-name="T6">→ aanwezig op faq-sshots\FAQ_EN\specifiek\logging_windows</text:span></text:p>
      <text:p text:style-name="P2"><text:tab/><text:tab/><text:tab/>FR: ontbreekt volledig <text:span text:style-name="T6">→ aanwezig op faq-sshots\FAQ_FR\specifiek\logging_windows</text:span></text:p>
      <text:p text:style-name="P2"/>
      <text:p text:style-name="P2"><text:tab/><text:tab/></text:p>
      <text:p text:style-name="P3"><text:tab/>Linux (FAQ’s uit repository)</text:p>
      <text:p text:style-name="P2"><text:tab/><text:tab/>Alle screenshots ontbrek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ard" style:font-pitch="variable" style:font-charset="x-symbol"/>
    <style:font-face style:name="Symbol" svg:font-family="Symbol" style:font-adornments="Standa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ard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BE" style:letter-kerning="true" style:font-size-asian="11pt" style:language-asian="nl" style:country-asian="N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nl" fo:country="BE" style:letter-kerning="true" style:font-name-asian="SimSun" style:font-size-asian="11pt" style:language-asian="nl" style:country-asian="NL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Default_20_Paragraph_20_Font" style:display-name="Default Paragraph Font" style:family="text"/>
    <style:style style:name="Koptekst_20_Teken" style:display-name="Koptekst Teken" style:family="text" style:parent-style-name="Default_20_Paragraph_20_Font"/>
    <style:style style:name="Voettekst_20_Teken" style:display-name="Voettekst Teken" style:family="text" style:parent-style-name="Default_20_Paragraph_20_Font"/>
    <style:style style:name="Kop_20_2_20_Teken" style:display-name="Kop 2 Teken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Kop_20_1_20_Teken" style:display-name="Kop 1 Teken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26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3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-gebruiker</meta:initial-creator>
    <dc:creator>Frederik </dc:creator>
    <meta:editing-cycles>49</meta:editing-cycles>
    <meta:creation-date>2017-03-03T13:41:00</meta:creation-date>
    <dc:date>2017-03-23T10:35:48.52</dc:date>
    <meta:editing-duration>PT1H43M31S</meta:editing-duration>
    <meta:generator>OpenOffice/4.0.0$Win32 OpenOffice.org_project/400m3$Build-9702</meta:generator>
    <meta:document-statistic meta:table-count="0" meta:image-count="0" meta:object-count="0" meta:page-count="5" meta:paragraph-count="127" meta:word-count="794" meta:character-count="728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